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break-before="page"/>
      <style:text-properties officeooo:paragraph-rsid="0010dcf5"/>
    </style:style>
    <style:style style:name="P5" style:family="paragraph" style:parent-style-name="Heading_20_1">
      <style:paragraph-properties fo:break-before="page"/>
      <style:text-properties officeooo:paragraph-rsid="0014ccf2"/>
    </style:style>
    <style:style style:name="P6" style:family="paragraph" style:parent-style-name="Heading_20_2">
      <style:text-properties officeooo:paragraph-rsid="0010dcf5"/>
    </style:style>
    <style:style style:name="P7" style:family="paragraph" style:parent-style-name="Heading_20_2">
      <style:text-properties officeooo:paragraph-rsid="0014ccf2"/>
    </style:style>
    <style:style style:name="P8" style:family="paragraph" style:parent-style-name="Text_20_body">
      <style:paragraph-properties fo:break-before="pag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3_3756735350" text:style-name="Index_20_Link" text:visited-style-name="Index_20_Link">1 Asjdfklsad<text:tab/>2</text:a></text:p>
          <text:p text:style-name="P2"><text:a xlink:type="simple" xlink:href="#__RefHeading___Toc5_3756735350" text:style-name="Index_20_Link" text:visited-style-name="Index_20_Link">1.1 asdfasdf<text:tab/>2</text:a></text:p>
          <text:p text:style-name="P1"><text:a xlink:type="simple" xlink:href="#__RefHeading___Toc7_3756735350" text:style-name="Index_20_Link" text:visited-style-name="Index_20_Link">2 Asjdfklsad<text:tab/>3</text:a></text:p>
          <text:p text:style-name="P2"><text:a xlink:type="simple" xlink:href="#__RefHeading___Toc9_3756735350" text:style-name="Index_20_Link" text:visited-style-name="Index_20_Link">2.1 asdfasdf<text:tab/>3</text:a></text:p>
        </text:index-body>
      </text:table-of-content>
      <text:p text:style-name="Standard"/>
      <text:p text:style-name="Standard"/>
      <text:p text:style-name="Standard"/>
      <text:h text:style-name="P3" text:outline-level="1"><text:bookmark-start text:name="__RefHeading___Toc3_3756735350"/>Asjdfklsad<text:bookmark-end text:name="__RefHeading___Toc3_3756735350"/></text:h>
      <text:h text:style-name="Heading_20_2" text:outline-level="2"><text:bookmark-start text:name="__RefHeading___Toc5_3756735350"/>asdfasdf<text:bookmark-end text:name="__RefHeading___Toc5_3756735350"/></text:h>
      <text:h text:style-name="P4" text:outline-level="1"><text:bookmark-start text:name="__RefHeading___Toc7_3756735350"/>Asjdfklsad<text:bookmark-end text:name="__RefHeading___Toc7_3756735350"/></text:h>
      <text:h text:style-name="P6" text:outline-level="2"><text:bookmark-start text:name="__RefHeading___Toc9_3756735350"/>asdfasdf<text:bookmark-end text:name="__RefHeading___Toc9_3756735350"/></text:h>
      <text:h text:style-name="P5" text:outline-level="1"><text:bookmark-start text:name="__RefHeading___Toc7_3756735350 Copy 1"/>Asjdfklsad<text:bookmark-end text:name="__RefHeading___Toc7_3756735350 Copy 1"/></text:h>
      <text:h text:style-name="P7" text:outline-level="2"><text:bookmark-start text:name="__RefHeading___Toc9_3756735350 Copy 1"/>asdfasdf<text:bookmark-end text:name="__RefHeading___Toc9_3756735350 Copy 1"/></text:h>
      <text:h text:style-name="P5" text:outline-level="1"><text:bookmark-start text:name="__RefHeading___Toc7_3756735350 Copy 2"/>Asjdfklsad<text:bookmark-end text:name="__RefHeading___Toc7_3756735350 Copy 2"/></text:h>
      <text:h text:style-name="P7" text:outline-level="2"><text:bookmark-start text:name="__RefHeading___Toc9_3756735350 Copy 2"/>asdfasdf<text:bookmark-end text:name="__RefHeading___Toc9_3756735350 Copy 2"/></text:h>
      <text:h text:style-name="P5" text:outline-level="1"><text:bookmark-start text:name="__RefHeading___Toc7_3756735350 Copy 3"/>Asjdfklsad<text:bookmark-end text:name="__RefHeading___Toc7_3756735350 Copy 3"/></text:h>
      <text:h text:style-name="P7" text:outline-level="2"><text:bookmark-start text:name="__RefHeading___Toc9_3756735350 Copy 3"/>asdfasdf<text:bookmark-end text:name="__RefHeading___Toc9_3756735350 Copy 3"/></text:h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1:21:22.618910876</meta:creation-date>
    <meta:generator>LibreOffice/7.6.4.1$Linux_X86_64 LibreOffice_project/60$Build-1</meta:generator>
    <dc:date>2024-02-20T11:24:20.350174216</dc:date>
    <meta:editing-duration>PT2M57S</meta:editing-duration>
    <meta:editing-cycles>4</meta:editing-cycles>
    <meta:document-statistic meta:table-count="0" meta:image-count="0" meta:object-count="0" meta:page-count="9" meta:paragraph-count="15" meta:word-count="35" meta:character-count="183" meta:non-whitespace-character-count="173"/>
  </office:meta>
</office:document-meta>
</file>